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ymbol" svg:font-family="'Segoe UI Symbo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Heading_20_1">
      <style:paragraph-properties fo:break-before="page"/>
    </style:style>
    <style:style style:name="P3" style:family="paragraph" style:parent-style-name="Normal">
      <style:text-properties officeooo:rsid="00142854" officeooo:paragraph-rsid="00142854"/>
    </style:style>
    <style:style style:name="P4" style:family="paragraph" style:parent-style-name="Normal">
      <style:text-properties officeooo:rsid="00148aa8" officeooo:paragraph-rsid="00148aa8"/>
    </style:style>
    <style:style style:name="P5" style:family="paragraph" style:parent-style-name="List_20_Paragraph" style:list-style-name="L1"/>
    <style:style style:name="P6" style:family="paragraph" style:parent-style-name="List_20_Paragraph" style:list-style-name="L2"/>
    <style:style style:name="T1" style:family="text">
      <style:text-properties fo:language="en" fo:country="none"/>
    </style:style>
    <style:style style:name="T2" style:family="text">
      <style:text-properties style:font-name="Segoe UI Symbol"/>
    </style:style>
    <text:list-style style:name="L1">
      <text:list-level-style-bullet text:level="1" text:style-name="WW_5f_CharLFO2LVL1" text:bullet-char="">
        <style:list-level-properties text:space-before="0.25in" text:min-label-width="0.25in"/>
        <style:text-properties style:font-name="Symbol"/>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o">
        <style:list-level-properties text:space-before="0.75in" text:min-label-width="0.25in"/>
        <style:text-properties style:font-name="Courier New"/>
      </text:list-level-style-bullet>
      <text:list-level-style-bullet text:level="3" text:style-name="WW_5f_CharLFO3LVL3" text:bullet-char="">
        <style:list-level-properties text:space-before="1.25in" text:min-label-width="0.25in"/>
        <style:text-properties style:font-name="Wingdings"/>
      </text:list-level-style-bullet>
      <text:list-level-style-bullet text:level="4" text:style-name="WW_5f_CharLFO3LVL4" text:bullet-char="">
        <style:list-level-properties text:space-before="1.75in" text:min-label-width="0.25in"/>
        <style:text-properties style:font-name="Symbol"/>
      </text:list-level-style-bullet>
      <text:list-level-style-bullet text:level="5" text:style-name="WW_5f_CharLFO3LVL5" text:bullet-char="o">
        <style:list-level-properties text:space-before="2.25in" text:min-label-width="0.25in"/>
        <style:text-properties style:font-name="Courier New"/>
      </text:list-level-style-bullet>
      <text:list-level-style-bullet text:level="6" text:style-name="WW_5f_CharLFO3LVL6" text:bullet-char="">
        <style:list-level-properties text:space-before="2.75in" text:min-label-width="0.25in"/>
        <style:text-properties style:font-name="Wingdings"/>
      </text:list-level-style-bullet>
      <text:list-level-style-bullet text:level="7" text:style-name="WW_5f_CharLFO3LVL7" text:bullet-char="">
        <style:list-level-properties text:space-before="3.25in" text:min-label-width="0.25in"/>
        <style:text-properties style:font-name="Symbol"/>
      </text:list-level-style-bullet>
      <text:list-level-style-bullet text:level="8" text:style-name="WW_5f_CharLFO3LVL8" text:bullet-char="o">
        <style:list-level-properties text:space-before="3.75in" text:min-label-width="0.25in"/>
        <style:text-properties style:font-name="Courier New"/>
      </text:list-level-style-bullet>
      <text:list-level-style-bullet text:level="9" text:style-name="WW_5f_CharLFO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History of audio classification</text:h>
      <text:p text:style-name="Normal">[History of digital recording]</text:p>
      <text:p text:style-name="Normal">Even though digital audio became available in 1938 as telephone technology, it wasn’t until 1957 that mankind was able to record that audio and store it in a computer.</text:p>
      <text:p text:style-name="Normal">[History of music analysis]</text:p>
      <text:p text:style-name="Normal">[Music classification nowadays]</text:p>
      <text:p text:style-name="Normal">With the <text:span text:style-name="short_5f_text"><text:span text:style-name="T1">appearance</text:span></text:span> of Machine Learning, classification tasks have become easier, </text:p>
      <text:h text:style-name="P2" text:outline-level="1">Set</text:h>
      <text:p text:style-name="Normal">For the realization of the project, we needed a large set of songs and genres to be able to train our algorithm in a proper way.</text:p>
      <text:p text:style-name="Normal">Initially, we wanted to use a relatively small amount of songs (100) of 4 different genres, all of them royalty free, taken from Free Music Archive. The problem was that the set we ended up with was too small to make the program work as intended.</text:p>
      <text:p text:style-name="Normal">We decided to change the set to an already made one, so we looked for data sets build for our purpose and ended up finding Marysas, a website in which we could find 1000 songs of 10 different genres (100 songs per genre), all of them 30 seconds long and with a similar set of properties (which will be explained later on).</text:p>
      <text:p text:style-name="Normal">All the music in the data set is available for everyone and it can be used for investigation without any charge.</text:p>
      <text:h text:style-name="Heading_20_2" text:outline-level="2">Properties</text:h>
      <text:p text:style-name="Normal">All songs are “.au” files, which is a format used by the program Audacity.</text:p>
      <text:p text:style-name="Normal">In order to work with them, we need to know a few basics of digital audio, so I will explain what each one of the terms we will need when we extract the features of each song.</text:p>
      <text:list xml:id="list2907331145" text:style-name="L1">
        <text:list-item>
          <text:p text:style-name="P5">Audio frame: Contains information in a given point of time.</text:p>
        </text:list-item>
        <text:list-item>
          <text:p text:style-name="P5">Sample rate: Amount of samples taken from a continuous signal in order to produce a discrete signal.</text:p>
        </text:list-item>
        <text:list-item>
          <text:p text:style-name="P5">Channels: Amount of streams in which the audio is sent.</text:p>
        </text:list-item>
        <text:list-item>
          <text:p text:style-name="P5">Frame size: Size of each frame. Sample rate * #<text:span text:style-name="Default_20_Paragraph_20_Font"><text:span text:style-name="T2"> of channels.</text:span></text:span></text:p>
        </text:list-item>
        <text:list-item>
          <text:p text:style-name="P5"><text:span text:style-name="Default_20_Paragraph_20_Font"><text:span text:style-name="T2">Frame rate: Amount of frames per second. Frame size / s.</text:span></text:span></text:p>
        </text:list-item>
      </text:list>
      <text:p text:style-name="Normal">In our data set, all songs have the following properties:</text:p>
      <text:list xml:id="list1203737518" text:style-name="L2">
        <text:list-item>
          <text:p text:style-name="P6">Sample rate: 22050Hz</text:p>
        </text:list-item>
        <text:list-item>
          <text:p text:style-name="P6">Channels: 1 (Mono)</text:p>
        </text:list-item>
        <text:list-item>
          <text:p text:style-name="P6">Frame rate: 22050 fps</text:p>
        </text:list-item>
      </text:list>
      <text:p text:style-name="Normal">To make the program able to work with other formats and songs, we will take all this information when we extract the features.</text:p>
      <text:p text:style-name="P3">This is accomplished forcing the load function from librosa to take the Sample Rate as 22050 and converting the signal to Mono-channel.</text:p>
      <text:h text:style-name="P2" text:outline-level="1">Audio Analysis</text:h>
      <text:p text:style-name="P4">After investigation, we found out that most of the projects involving audio analysis, were using MFCC to extract features from the audio files.</text:p>
      <text:p text:style-name="P4">MFCC (Mel Frequency Cepstral Coefficients), </text:p>
      <text:h text:style-name="P2" text:outline-level="1">Bibliography</text:h>
      <text:p text:style-name="Normal"><text:a xlink:type="simple" xlink:href="http://marsyasweb.appspot.com/download/data_sets/" office:target-frame-name="_top" xlink:show="replace" text:style-name="Internet_20_link" text:visited-style-name="Visited_20_Internet_20_Link"><text:span text:style-name="Hyperlink">http://marsyasweb.appspot.com/download/data_sets/</text:span></text:a></text:p>
      <text:p text:style-name="Normal"><text:a xlink:type="simple" xlink:href="http://freemusicarchive.org/" office:target-frame-name="_top" xlink:show="replace" text:style-name="Internet_20_link" text:visited-style-name="Visited_20_Internet_20_Link"><text:span text:style-name="Hyperlink">http://freemusicarchive.org/</text:span></text:a></text:p>
      <text:p text:style-name="Normal"><text:a xlink:type="simple" xlink:href="https://stackoverflow.com/" office:target-frame-name="_top" xlink:show="replace" text:style-name="Internet_20_link" text:visited-style-name="Visited_20_Internet_20_Link"><text:span text:style-name="Hyperlink">https://stackoverflow.com/</text:span></text:a></text:p>
      <text:p text:style-name="Normal"><text:a xlink:type="simple" xlink:href="https://en.wikipedia.org/" text:style-name="Internet_20_link" text:visited-style-name="Visited_20_Internet_20_Link"><text:span text:style-name="Hyperlink">https://en.wikipedia.org/</text:span></text:a></text:p>
      <text:p text:style-name="Normal"><text:a xlink:type="simple" xlink:href="https://github.com/librosa/librosa/issues/219" text:style-name="Internet_20_link" text:visited-style-name="Visited_20_Internet_20_Link">https://github.com/librosa/librosa/issues/219</text:a></text:p>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ymbol" svg:font-family="'Segoe UI Symbo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Normal" style:next-style-name="Normal" style:default-outline-level="1" style:class="text">
      <style:paragraph-properties fo:margin-top="0.3335in" fo:margin-bottom="0in"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language="es" fo:country="ES"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hort_5f_text" style:display-name="short_text"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m0$Build-1</meta:generator>
    <meta:initial-creator>Ángel Bergantiños Yeste</meta:initial-creator>
    <meta:creation-date>2018-03-28T17:47:00Z</meta:creation-date>
    <dc:date>2018-03-29T10:59:03.168254923</dc:date>
    <meta:editing-cycles>4</meta:editing-cycles>
    <meta:editing-duration>PT50M58S</meta:editing-duration>
    <meta:document-statistic meta:table-count="0" meta:image-count="0" meta:object-count="0" meta:page-count="4" meta:paragraph-count="34" meta:word-count="432" meta:character-count="2539" meta:non-whitespace-character-count="2147"/>
    <meta:template xlink:type="simple" xlink:actuate="onRequest" xlink:title="" xlink:href="Normal.dotm"/>
  </office:meta>
</office:document-meta>
</file>